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 style:data-style-name="N10158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.846cm" svg:height="16.967cm" svg:x="1.028cm" svg:y="15.956c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row table:style-name="ro1">
          <table:table-cell table:style-name="ce1" table:number-columns-repeated="11"/>
          <table:table-cell table:number-columns-repeated="245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8.794842207" calcext:value-type="float">
            <text:p>8.794842207</text:p>
          </table:table-cell>
          <table:table-cell table:style-name="ce8" office:value-type="float" office:value="1" calcext:value-type="float">
            <text:p>1,0</text:p>
          </table:table-cell>
          <table:table-cell table:style-name="ce9" office:value-type="float" office:value="1" calcext:value-type="float">
            <text:p>1</text:p>
          </table:table-cell>
          <table:table-cell table:style-name="ce8" table:formula="of:=([.D6]/[.B6])" office:value-type="float" office:value="1" calcext:value-type="float">
            <text:p>1,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7" office:value-type="float" office:value="5.58120328" calcext:value-type="float">
            <text:p>5.581203280</text:p>
          </table:table-cell>
          <table:table-cell table:style-name="ce8" table:formula="of:=([.C6]/[.C7])" office:value-type="float" office:value="1.57579678893187" calcext:value-type="float">
            <text:p>1,6</text:p>
          </table:table-cell>
          <table:table-cell table:style-name="ce9" office:value-type="float" office:value="2" calcext:value-type="float">
            <text:p>2</text:p>
          </table:table-cell>
          <table:table-cell table:style-name="ce8" table:formula="of:=([.D7]/[.B7])" office:value-type="float" office:value="0.787898394465933" calcext:value-type="float">
            <text:p>0,8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7" office:value-type="float" office:value="2.925004" calcext:value-type="float">
            <text:p>2.925004000</text:p>
          </table:table-cell>
          <table:table-cell table:style-name="ce8" table:formula="of:=([.C6]/[.C8])" office:value-type="float" office:value="3.00677954867754" calcext:value-type="float">
            <text:p>3,0</text:p>
          </table:table-cell>
          <table:table-cell table:style-name="ce9" office:value-type="float" office:value="4" calcext:value-type="float">
            <text:p>4</text:p>
          </table:table-cell>
          <table:table-cell table:style-name="ce8" table:formula="of:=([.D8]/[.B8])" office:value-type="float" office:value="0.751694887169385" calcext:value-type="float">
            <text:p>0,8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7" office:value-type="float" office:value="2.719868823" calcext:value-type="float">
            <text:p>2.719868823</text:p>
          </table:table-cell>
          <table:table-cell table:style-name="ce8" table:formula="of:=([.C6]/[.C9])" office:value-type="float" office:value="3.23355381429732" calcext:value-type="float">
            <text:p>3,2</text:p>
          </table:table-cell>
          <table:table-cell table:style-name="ce9" office:value-type="float" office:value="6" calcext:value-type="float">
            <text:p>6</text:p>
          </table:table-cell>
          <table:table-cell table:style-name="ce8" table:formula="of:=([.D9]/[.B9])" office:value-type="float" office:value="0.538925635716219" calcext:value-type="float">
            <text:p>0,5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7" office:value-type="float" office:value="2.311059217" calcext:value-type="float">
            <text:p>2.311059217</text:p>
          </table:table-cell>
          <table:table-cell table:style-name="ce8" table:formula="of:=([.C6]/[.C10])" office:value-type="float" office:value="3.80554602076213" calcext:value-type="float">
            <text:p>3,8</text:p>
          </table:table-cell>
          <table:table-cell table:style-name="ce9" office:value-type="float" office:value="8" calcext:value-type="float">
            <text:p>8</text:p>
          </table:table-cell>
          <table:table-cell table:style-name="ce8" table:formula="of:=([.D10]/[.B10])" office:value-type="float" office:value="0.475693252595267" calcext:value-type="float">
            <text:p>0,5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7" office:value-type="float" office:value="2.626088697" calcext:value-type="float">
            <text:p>2.626088697</text:p>
          </table:table-cell>
          <table:table-cell table:style-name="ce8" table:formula="of:=([.C6]/[.C11])" office:value-type="float" office:value="3.34902709761749" calcext:value-type="float">
            <text:p>3,3</text:p>
          </table:table-cell>
          <table:table-cell table:style-name="ce9" office:value-type="float" office:value="16" calcext:value-type="float">
            <text:p>16</text:p>
          </table:table-cell>
          <table:table-cell table:style-name="ce8" table:formula="of:=([.D11]/[.B11])" office:value-type="float" office:value="0.209314193601093" calcext:value-type="float">
            <text:p>0,2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7" table:number-columns-repeated="5"/>
          <table:table-cell table:style-name="ce4" table:number-columns-repeated="5"/>
          <table:table-cell table:number-columns-repeated="245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number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number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number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6" number:language="en" number:country="US">
      <number:number number:decimal-places="7" number:min-decimal-places="7" number:min-integer-digits="1"/>
    </number:number-style>
    <number:number-style style:name="N10157" number:language="en" number:country="US">
      <number:number number:decimal-places="8" number:min-decimal-places="8" number:min-integer-digits="1"/>
    </number:number-style>
    <number:number-style style:name="N10158" number:language="en" number:country="US">
      <number:number number:decimal-places="9" number:min-decimal-places="9" number:min-integer-digits="1"/>
    </number:number-style>
    <number:number-style style:name="N10159" number:language="en" number:country="US">
      <number:number number:decimal-places="10" number:min-decimal-places="10" number:min-integer-digits="1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5:37:32.7407460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10-23T12:26:45</meta:creation-date>
    <dc:date>2021-12-16T16:31:43.999404679</dc:date>
    <meta:generator>LibreOffice/7.1.7.2$Linux_X86_64 LibreOffice_project/10$Build-2</meta:generator>
    <meta:editing-duration>PT44M</meta:editing-duration>
    <meta:editing-cycles>3</meta:editing-cycles>
    <meta:document-statistic meta:table-count="1" meta:cell-count="3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109">
      <number:number number:decimal-places="1" number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number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chart:legend-position="end" svg:x="5.75cm" svg:y="16.156cm" style:legend-expansion="custom" svg:width="11.677cm" svg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1.442cm" svg:y="1.348cm" svg:width="19.851cm" svg:height="13.417cm">
          <chart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8cm" svg:y="14.854cm" chart:style-name="ch7">
              <text:p>Núcleos</text:p>
            </chart:title>
          </chart:axis>
          <chart:axis chart:dimension="y" chart:name="primary-y" chart:style-name="ch8">
            <chart:title svg:x="21.447cm" svg:y="6.282cm" chart:style-name="ch7">
              <text:p>Eficiência</text:p>
            </chart:title>
          </chart:axis>
          <chart:axis chart:dimension="y" chart:name="secondary-y" chart:style-name="ch9">
            <chart:title svg:x="0.249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87898394465933">
                <text:p>0.787898394465933</text:p>
              </table:table-cell>
              <table:table-cell office:value-type="float" office:value="1.57579678893187">
                <text:p>1.57579678893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51694887169385">
                <text:p>0.751694887169385</text:p>
              </table:table-cell>
              <table:table-cell office:value-type="float" office:value="3.00677954867754">
                <text:p>3.006779548677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38925635716219">
                <text:p>0.538925635716219</text:p>
              </table:table-cell>
              <table:table-cell office:value-type="float" office:value="3.23355381429732">
                <text:p>3.23355381429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75693252595267">
                <text:p>0.475693252595267</text:p>
              </table:table-cell>
              <table:table-cell office:value-type="float" office:value="3.80554602076213">
                <text:p>3.805546020762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209314193601093">
                <text:p>0.209314193601093</text:p>
              </table:table-cell>
              <table:table-cell office:value-type="float" office:value="3.34902709761749">
                <text:p>3.3490270976174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